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verdana" svg:font-family="verdana, arial, sans-serif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paragraph-rsid="001bf316"/>
    </style:style>
    <style:style style:name="P2" style:family="paragraph" style:parent-style-name="Standard">
      <style:text-properties fo:font-style="italic" officeooo:paragraph-rsid="001bf316" style:font-style-asian="italic" style:font-style-complex="italic"/>
    </style:style>
    <style:style style:name="P3" style:family="paragraph" style:parent-style-name="Standard">
      <style:text-properties officeooo:paragraph-rsid="001eebe5"/>
    </style:style>
    <style:style style:name="P4" style:family="paragraph" style:parent-style-name="Text_20_body">
      <style:paragraph-properties fo:text-align="justify" style:justify-single-word="false"/>
      <style:text-properties style:font-name="Ubuntu Light" officeooo:paragraph-rsid="001bf316"/>
    </style:style>
    <style:style style:name="P5" style:family="paragraph" style:parent-style-name="Text_20_body">
      <style:paragraph-properties fo:text-align="justify" style:justify-single-word="false"/>
      <style:text-properties style:font-name="Ubuntu Light" officeooo:paragraph-rsid="001daa5d"/>
    </style:style>
    <style:style style:name="P6" style:family="paragraph" style:parent-style-name="Text_20_body">
      <style:paragraph-properties fo:text-align="justify" style:justify-single-word="false"/>
      <style:text-properties style:font-name="Ubuntu Light" officeooo:paragraph-rsid="001eebe5"/>
    </style:style>
    <style:style style:name="P7" style:family="paragraph" style:parent-style-name="Text_20_body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fo:color="#666666" style:font-name="verdana" fo:font-size="9.75pt" fo:letter-spacing="normal" fo:font-style="italic" fo:font-weight="normal" style:font-style-asian="italic" style:font-style-complex="italic"/>
    </style:style>
    <style:style style:name="P8" style:family="paragraph" style:parent-style-name="Standard">
      <style:paragraph-properties fo:margin-left="0cm" fo:margin-right="0cm" fo:margin-top="0cm" fo:margin-bottom="0cm" style:contextual-spacing="false" fo:text-align="start" style:justify-single-word="false" fo:text-indent="0cm" style:auto-text-indent="false" fo:padding="0cm" fo:border="none"/>
      <style:text-properties fo:font-variant="normal" fo:text-transform="none" fo:color="#666666" style:font-name="verdana" fo:font-size="9.75pt" fo:letter-spacing="normal" fo:font-style="italic" fo:font-weight="normal" officeooo:paragraph-rsid="001bf316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style:font-name="Ubuntu Light" officeooo:paragraph-rsid="001eebe5"/>
    </style:style>
    <style:style style:name="T1" style:family="text">
      <style:text-properties officeooo:rsid="001bf316"/>
    </style:style>
    <style:style style:name="T2" style:family="text">
      <style:text-properties fo:font-variant="normal" fo:text-transform="none" fo:color="#666666" style:font-name="verdana" fo:font-size="9.75pt" fo:letter-spacing="normal" officeooo:rsid="001bf316"/>
    </style:style>
    <style:style style:name="T3" style:family="text">
      <style:text-properties fo:font-variant="normal" fo:text-transform="none" fo:color="#666666" style:font-name="verdana" fo:font-size="9.75pt" fo:letter-spacing="normal" fo:font-style="normal" fo:font-weight="normal"/>
    </style:style>
    <style:style style:name="T4" style:family="text">
      <style:text-properties fo:font-variant="normal" fo:text-transform="none" fo:color="#666666" style:font-name="verdana" fo:font-size="9.75pt" fo:letter-spacing="normal" fo:font-weight="normal"/>
    </style:style>
    <style:style style:name="T5" style:family="text">
      <style:text-properties fo:font-variant="normal" fo:text-transform="none" fo:color="#666666" style:font-name="verdana" fo:font-size="9.75pt" fo:letter-spacing="normal" fo:font-weight="normal" officeooo:rsid="001bf316"/>
    </style:style>
    <style:style style:name="T6" style:family="text">
      <style:text-properties fo:font-variant="normal" fo:text-transform="none" fo:color="#666666" fo:letter-spacing="normal"/>
    </style:style>
    <style:style style:name="T7" style:family="text">
      <style:text-properties fo:font-variant="normal" fo:text-transform="none" fo:color="#666666" fo:letter-spacing="normal" officeooo:rsid="001bf316"/>
    </style:style>
    <style:style style:name="T8" style:family="text">
      <style:text-properties officeooo:rsid="001daa5d"/>
    </style:style>
    <style:style style:name="T9" style:family="text">
      <style:text-properties officeooo:rsid="001ea9a7"/>
    </style:style>
    <style:style style:name="T10" style:family="text">
      <style:text-properties officeooo:rsid="001eebe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1.3°) </text:span></text:p>
      <text:p text:style-name="P1"><text:span text:style-name="T1"/></text:p>
      <text:p text:style-name="P2"><text:span text:style-name="T5">La commande </text:span><text:span text:style-name="T5">Hadoop</text:span><text:span text:style-name="T7"> </text:span><text:span text:style-name="T5">que vous venez de lancer, est en fait une commande shell générique capable d'administrer, de configurer et/ou d'exécuter des programmes </text:span><text:span text:style-name="T5">MapReduce</text:span><text:span text:style-name="T5">. Pour en facilité l'utilisation un certain nombre de scripts sont livrés avec elle dans le repertoire </text:span><text:span text:style-name="T5">bin</text:span><text:span text:style-name="T5">. Ces scripts encapsulent les différents appels aux scripts </text:span><text:span text:style-name="T5">Hadoop</text:span><text:span text:style-name="T7"> </text:span><text:span text:style-name="T5">permettant de réaliser des actions complexes. En pratique, vous aurez besoin des scripts : </text:span><text:span text:style-name="T2">start-all.sh</text:span><text:span text:style-name="T7"> </text:span><text:span text:style-name="T5">et </text:span><text:span text:style-name="T2">stop-all.sh</text:span><text:span text:style-name="T5">.</text:span></text:p>
      <text:p>Analysez le fonctionnement de ces deux scripts.</text:p>
      <text:p text:style-name="P7"><text:span text:style-name="T1"/></text:p>
      <text:p text:style-name="P6"><text:span text:style-name="T1">Le script start-all.sh permet </text:span><text:span text:style-name="T8">de démarrer tous les démons Hadoop, et lance HDFS et MapReduce. Ce script </text:span><text:span text:style-name="T9">doit être lancé sur le </text:span><text:span text:style-name="T8">master node.</text:span></text:p>
      <text:p text:style-name="P4"><text:span text:style-name="T8"/></text:p>
      <text:p text:style-name="P5"><text:span text:style-name="T8">Le script stop-all.sh </text:span><text:span text:style-name="T9">permet d'arrêter proprement tous les démons Hadoop. Ce script doit être lancé sur le master node.</text:span></text:p>
      <text:p text:style-name="P1"><text:span text:style-name="T1"/></text:p>
      <text:p text:style-name="P3"><text:span text:style-name="T10">1.5°)</text:span></text:p>
      <text:p text:style-name="P3"/>
      <text:p text:style-name="P3"><text:span text:style-name="T3">Est-il possible d'avoir plusieurs esclaves (</text:span><text:span text:style-name="T4">DataNode</text:span><text:span text:style-name="T6"> </text:span><text:span text:style-name="T3">+ </text:span><text:span text:style-name="T4">TaskTracker</text:span><text:span text:style-name="T3">) sur une seule machine hôte ? Pourquoi ?</text:span></text:p>
      <text:p text:style-name="P3"/>
      <text:p text:style-name="P6"><text:span text:style-name="T10">Oui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verdana" svg:font-family="verdana, arial, sans-serif"/>
    <style:font-face style:name="Ubuntu Light" svg:font-family="'Ubuntu Light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size="12pt" fo:font-weight="bold" style:font-name-asian="DejaVu Sans" style:font-size-asian="12pt" style:font-weight-asian="bold" style:font-name-complex="Lohit Hindi" style:font-size-complex="12pt" style:font-weight-complex="bold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Pitton</meta:initial-creator>
    <meta:creation-date>2013-10-06T13:12:00</meta:creation-date>
    <dc:date>2013-10-06T13:22:03</dc:date>
    <dc:creator>Olivier Pitton</dc:creator>
    <meta:editing-duration>PT8M45S</meta:editing-duration>
    <meta:editing-cycles>4</meta:editing-cycles>
    <meta:generator>LibreOffice/4.0.2.2$Linux_X86_64 LibreOffice_project/400m0$Build-2</meta:generator>
    <meta:document-statistic meta:table-count="0" meta:image-count="0" meta:object-count="0" meta:page-count="1" meta:paragraph-count="8" meta:word-count="136" meta:character-count="883" meta:non-whitespace-character-count="754"/>
  </office:meta>
</office:document-meta>
</file>